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For Jumble Gam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For 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table:number-columns-repeated="102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table:number-columns-repeated="102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table:number-columns-repeated="102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00/00/00</text:date>, <text:time style:data-style-name="N2" text:time-value="18:22:56.470395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08T18:25:55.251060605</dc:date>
    <meta:editing-duration>PT2H23M38S</meta:editing-duration>
    <meta:editing-cycles>14</meta:editing-cycles>
    <meta:generator>LibreOffice/4.2.7.2$Linux_X86_64 LibreOffice_project/420m0$Build-2</meta:generator>
    <meta:document-statistic meta:table-count="1" meta:cell-count="41" meta:object-count="0"/>
  </office:meta>
</office:document-meta>
</file>